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3.9889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3.7382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5fd9d"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5fd9d"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6" style:family="paragraph" style:parent-style-name="Standard">
      <style:paragraph-properties style:line-height-at-least="0.2083in"/>
      <style:text-properties fo:font-variant="normal" fo:text-transform="none" fo:color="#333333" fo:letter-spacing="normal" officeooo:paragraph-rsid="0015fd9d" fo:padding="0in" fo:border="none"/>
    </style:style>
    <style:style style:name="T1" style:family="text">
      <style:text-properties style:font-name="proxima-nov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for use</text:p>
      <text:p text:style-name="P2">SURGICEL™ SNoW™ Absorbable Haemostat </text:p>
      <text:p text:style-name="P2">(oxidised regenerated cellulose)</text:p>
      <text:p text:style-name="P2">Structured Non-Woven Material</text:p>
      <text:p text:style-name="P2">DESCRIPTION</text:p>
      <text:p text:style-name="P2">SURGICEL™ SNoW™ Absorbable Haemostat (oxidised regenerated cellulose) is a sterile absorbable Structured Non-Woven fabric prepared by the controlled oxidation of regenerated cellulose. The fabric is white with a pale yellow cast and has a faint, caramel-like aroma. It is strong and can be sutured or cut without fraying. It is stable and should be stored at controlled room temperature. A slight discoloration may occur with age, but this does not affect performance. SURGICEL™ SNoW™ may be more convenient than other forms of SURGICEL™ Haemostats for endoscopic use due to the Structured Non-Woven fabric.</text:p>
      <text:p text:style-name="P2">ACTIONS</text:p>
      <text:p text:style-name="P2">The mechanism of action whereby SURGICEL™ SNoW™ Haemostat accelerates clotting is not completely understood, but it appears to be a physical effect rather than any alteration of the normal physiologic clotting mechanism. After SURGICEL™ SNoW™ Haemostat has been saturated with blood, it swells into a brownish or black gelatinous mass, which aids in the formation of a clot, thereby serving as a haemostatic adjunct in the control of local haemorrhage. When used properly in minimal amounts, SURGICEL™ SNoW™ Haemostat is absorbed from the sites of implantation with practically no tissue reaction. Absorption depends upon several factors, including the amount used, the degree of saturation with blood, and the tissue bed.</text:p>
      <text:p text:style-name="P1">Page: 5</text:p>
      <text:p text:style-name="P4">In addition to its local haemostatic properties, SURGICEL™ SNoW™ Haemostat is bactericidal in vitro against a wide range of gram-positive and gram-negative organisms, including aerobes and anaerobes. SURGICEL™ SNoW™ Haemostat is bactericidal in vitro against strains of species including those of:</text:p>
      <text:p text:style-name="P4">Staphylococcus aureus</text:p>
      <text:p text:style-name="P4">Staphylococcus epidermidis</text:p>
      <text:p text:style-name="P4">Micrococcus luteus†</text:p>
      <text:p text:style-name="P4">Streptococcus pyogenes Group A </text:p>
      <text:p text:style-name="P4">Streptococcus pyogenes Group B </text:p>
      <text:p text:style-name="P4">Streptococcus salivarius</text:p>
      <text:p text:style-name="P4">Branhamella catarrhalis </text:p>
      <text:p text:style-name="P4">Escherichia coli</text:p>
      <text:p text:style-name="P4">Klebsiella aerogenes</text:p>
      <text:p text:style-name="P4">Lactobacillus sp. </text:p>
      <text:p text:style-name="P4">Salmonella enteritidis<text:line-break/>Shigella dysenteriae</text:p>
      <text:p text:style-name="P4">Serratia marcescens</text:p>
      <text:p text:style-name="P4">Bacillus subtilis </text:p>
      <text:p text:style-name="P4">Proteus vulgaris</text:p>
      <text:p text:style-name="P4">Corynebacterium xerosis </text:p>
      <text:p text:style-name="P4">Mycobacterium phlei</text:p>
      <text:p text:style-name="P4">Clostridium tetani</text:p>
      <text:p text:style-name="P4"><text:soft-page-break/>Clostridium perfringens</text:p>
      <text:p text:style-name="P4">Bacteroides fragilis</text:p>
      <text:p text:style-name="P4">Enterococcus</text:p>
      <text:p text:style-name="P4">Enterobacter cloacae</text:p>
      <text:p text:style-name="P4">Pseudomonas aeruginosa</text:p>
      <text:p text:style-name="P4">Pseudomonas stutzeri</text:p>
      <text:p text:style-name="P4">Proteus mirabilis</text:p>
      <text:p text:style-name="P4">methicillin-resistant Staphylococcus aureus (MRSA)</text:p>
      <text:p text:style-name="P4">penicillin-resistant Streptococcus pneumoniae (PRSP)</text:p>
      <text:p text:style-name="P4">vancomycin-resistant Enterococcus (VRE)</text:p>
      <text:p text:style-name="P4">methicillin-resistant Staphylococcus epidermidis (MRSE)</text:p>
      <text:p text:style-name="P4">Studies conducted in animals show that SURGICEL™ SNoW™ Haemostat, in contrast to other haemostatic agents, does not enhance experimental infection. SURGICEL™ SNoW™ Haemostat is not, however, an alternative to systemically applied therapeutic or prophylactic antimicrobial agents. SURGICEL™ SNoW™ Haemostat can be used in many areas of surgery, e.g., cardiovascular surgery, haemorrhoidectomy, implantation of vascular prostheses, biopsies, lung operations, surgery to the face and jaw, gastric resection, operations on the throat or nose, liver and gallbladder operations, gynaecological operations, thoracic and abdominal sympathectomies, neurosurgery (especially cerebral operations), thyroid operations, skin transplantations, and treatment of superficial injuries.</text:p>
      <text:p text:style-name="P4">INDICATIONS</text:p>
      <text:p text:style-name="P4">SURGICEL™ SNoW™ Haemostat is used adjunctively in surgical procedures to assist in the control of capillary, venous, and small-arterial haemorrhage when ligation or other conventional methods of control are impractical or ineffective. SURGICEL™ SNoW™ Haemostat can be cut to size for use in endoscopic procedures.</text:p>
      <text:p text:style-name="P4">CONTRAINDICATIONS</text:p>
      <text:p text:style-name="P4">•»Although packing or wadding sometimes is medically necessary, SURGICEL™ SNoW™ Haemostat should not be used in this manner, unless it is to be removed after haemostasis is achieved. (See WARNINGS and PRECAUTIONS.)</text:p>
      <text:p text:style-name="P4">•»SURGICEL™ SNoW™ Haemostat should not be used for implantation in bone defects such as fractures, since there is a possibility of interference with callus formation and a theoretical chance of cyst formation.</text:p>
      <text:p text:style-name="P4">•»When SURGICEL™ SNoW™ Haemostat is used to help achieve haemostasis in, around, or in proximity to foramina in bone, areas of bony confine, the spinal cord, or the optic nerve and chiasm, it must always be removed after haemostasis is achieved since it will swell and could exert unwanted pressure.</text:p>
      <text:p text:style-name="P4">•»SURGICEL™ SNoW™ Haemostat should not be used to control haemorrhage from large arteries.</text:p>
      <text:p text:style-name="P4">•»SURGICEL™ SNoW™ Haemostat should not be used on non-haemorrhagic serous oozing surfaces, since body fluids other than whole blood, such as serum, do not react with SURGICEL™ SNoW™ Haemostat to produce satisfactory haemostatic effect.</text:p>
      <text:p text:style-name="P4">•»SURGICEL™ SNoW™ Haemostat should not be used as an adhesion-prevention product.</text:p>
      <text:p text:style-name="P4">WARNINGS</text:p>
      <text:p text:style-name="P4">•»SURGICEL™ SNoW™ Haemostat is supplied sterile, and as the material is not compatible with autoclaving or ethylene oxide sterilisation, SURGICEL™ SNoW™ Haemostat should not be <text:soft-page-break/>resterilised.</text:p>
      <text:p text:style-name="P4">•»SURGICEL™ SNoW™ Haemostat is not intended as a substitute for careful surgery and the proper use of sutures and ligatures.</text:p>
      <text:p text:style-name="P4">•»Closing SURGICEL™ SNoW™ Haemostat in a contaminated wound without drainage may lead to complications and should be avoided.</text:p>
      <text:p text:style-name="P4">•»The haemostatic effect of SURGICEL™ SNoW™ Haemostat is greater when it is applied dry; therefore, it should not be moistened with water or saline.</text:p>
      <text:p text:style-name="P4">•»SURGICEL™ SNoW™ Haemostat should not be impregnated with anti-infective agents or with other materials such as buffering or haemostatic substances. Its haemostatic effect is not enhanced by the addition of thrombin, the activity of which is destroyed by the low pH of the product.</text:p>
      <text:p text:style-name="P4">•»Although SURGICEL™ SNoW™ Haemostat may be left in situ when necessary, it is advisable to remove it once haemostasis is achieved. It must always be removed from the site of application when used in, around, or in proximity to foramina in bone, areas of bony confine, the spinal cord, and/or the optic nerve and chiasm regardless of the type of surgical procedure because SURGICEL™ SNoW™ Haemostat, by swelling, may exert pressure resulting in paralysis and/or nerve damage.</text:p>
      <text:p text:style-name="P1">Page: 8</text:p>
      <text:p text:style-name="P4">Dislodgement of SURGICEL™ SNoW™ Haemostat could possibly occur by means such as repacking, further intraoperative manipulation, lavage, exaggerated respiration, etc. There have been reports that in procedures such as lobectomy, laminectomy, and repair of a frontal skull fracture and lacerated lobe that SURGICEL™ SNoW™ Haemostat, when left in the patient after closure, migrated from the site of application into foramina in bone around the spinal cord, resulting in paralysis, and in another case, the left orbit of the eye, causing blindness. While these reports cannot be confirmed, special care must be taken by physicians, regardless of the type of surgical procedure, to consider the advisability of removing SURGICEL™ SNoW™ Haemostat after haemostasis is achieved.</text:p>
      <text:p text:style-name="P4">•»Although SURGICEL™ SNoW™ Haemostat is bactericidal against a wide range of pathogenic microorganisms, it is not intended as a substitute for systemically administered therapeutic or prophylactic antimicrobial agents to control or prevent post-operative infections.</text:p>
      <text:p text:style-name="P4">PRECAUTIONS</text:p>
      <text:p text:style-name="P4">•»Use only as much SURGICEL™ SNoW™ Haemostat as is necessary for haemostasis, holding it firmly in place until bleeding stops. Remove any excess before surgical closure in order to facilitate absorption and minimize the possibility of foreign body reactions.</text:p>
      <text:p text:style-name="P4">•»In urological procedures, minimal amounts of SURGICEL™ SNoW™ Haemostat should be used and care must be exercised to prevent plugging of the urethra, the ureter, or a catheter by dislodged portions of the product.</text:p>
      <text:p text:style-name="P4">•»Since absorption of SURGICEL™ SNoW™ Haemostat could be prevented in chemically cauterized areas, its use should not be preceded by application of silver nitrate or any other escharotic chemicals.</text:p>
      <text:p text:style-name="P1">Page: 9</text:p>
      <text:p text:style-name="P6">•<text:span text:style-name="T1">»If SURGICEL™ SNoW™ Haemostat is used temporarily to line the cavity of large open wounds, it should be placed so as not to overlap the skin edges. It should be removed from open wounds by forceps or by irrigation with sterile water or saline solution after bleeding has stopped.</text:span></text:p>
      <text:p text:style-name="P6"><text:soft-page-break/><text:span text:style-name="T1">•»Precautions should be taken in otorhinolaryngologic surgery to assure that none of the material is aspirated by the patient. (Examples: controlling haemorrhage after tonsillectomy and controlling epistaxis.)</text:span></text:p>
      <text:p text:style-name="P6"><text:span text:style-name="T1">•»Care should be taken not to apply SURGICEL™ SNoW™ Haemostat too tightly when it is used as a wrap during vascular surgery (see ADVERSE REACTIONS).</text:span></text:p>
      <text:p text:style-name="P6"><text:span text:style-name="T1">Directions for use in endoscopic procedures:</text:span></text:p>
      <text:p text:style-name="P6"><text:span text:style-name="T1">(See Figures 1- 3 on pages 3-4).</text:span></text:p>
      <text:p text:style-name="P6"><text:span text:style-name="T1">Figure 1.»†SURGICEL™ SNoW™ Haemostat should be cut to the appropriate size for endoscopic placement. Standard endoscopic procedures should be used up to the point of placement of the absorbable haemostat. Grasp the SURGICEL™ SNoW™ Haemostat at one corner.</text:span></text:p>
      <text:p text:style-name="P6"><text:span text:style-name="T1">Figure 2.A, B »†Slowly push the grasping instrument and material into the trocar.</text:span></text:p>
      <text:p text:style-name="P6"><text:span text:style-name="T1">Figure 3.»†With the use of grasping instruments in a second and/or third auxiliary site, placement can be made and the material re-positioned as needed. </text:span></text:p>
      <text:p text:style-name="P6"><text:span text:style-name="T1">ADVERSE REACTIONS</text:span></text:p>
      <text:p text:style-name="P6"><text:span text:style-name="T1">•»“Encapsulation” of fluid and foreign body reactions have been reported.</text:span></text:p>
      <text:p text:style-name="P1">Page: 10</text:p>
      <text:p text:style-name="P6">•<text:span text:style-name="T1">»There have been reports of stenotic effect when SURGICEL™ SNoW™ Haemostat has been applied as a wrap during vascular surgery. Although it has not been established that the stenosis was directly related to the use of SURGICEL™ SNoW™ Haemostat, it is important to be cautious and avoid applying the material tightly as a wrapping.</text:span></text:p>
      <text:p text:style-name="P6"><text:span text:style-name="T1">•»Paralysis and nerve damage have been reported when SURGICEL™ SNoW™ Haemostat was used around, in, or in proximity to foramina in bone, areas of bony confine, the spinal cord, and/or the optic nerve and chiasm. While most of these reports have been in connection with laminectomy, reports of paralysis have also been received in connection with other procedures. Blindness has been reported in connection with surgical repair of a lacerated left frontal lobe when SURGICEL™ SNoW™ Haemostat was placed in the anterior cranial fossa (see WARNINGS and PRECAUTIONS).</text:span></text:p>
      <text:p text:style-name="P6"><text:span text:style-name="T1">•»Possible prolongation of drainage in cholecystectomies and difficulty passing urine per urethra after prostatectomy have been reported. There has been one report of a blocked ureter after kidney resection, in which post-operative catheterization was required.</text:span></text:p>
      <text:p text:style-name="P6"><text:span text:style-name="T1">•»Occasional reports of “burning” and “stinging” sensations and sneezing when SURGICEL™ SNoW™ Haemostat has been used as packing in epistaxis are believed to be due to the low pH of the product.</text:span></text:p>
      <text:p text:style-name="P6"><text:span text:style-name="T1">•»Burning has been reported when SURGICEL™ SNoW™ Haemostat was applied after nasal polyp removal and after haemorrhoidectomy. Headache, burning, stinging, and sneezing as a result of SURGICEL™ SNoW™ Haemostat application in epistaxis and other rhinological procedures have been reported. Stinging when SURGICEL™ SNoW™ Haemostat was applied on surface wounds (varicose ulcerations, dermabrasions, and donor sites) has also been reported.</text:span></text:p>
      <text:p text:style-name="P1">Page: 11</text:p>
      <text:p text:style-name="P4">DOSAGE AND ADMINISTRATION</text:p>
      <text:p text:style-name="P4">Sterile technique should be observed in removing SURGICEL™ SNoW™ Haemostat from its sterile container. Minimal amounts of SURGICEL™ SNoW™ Haemostat in appropriate size are laid on the bleeding site or held firmly against the tissues until haemostasis is obtained. The <text:soft-page-break/>amount required depends on the nature and intensity of the haemorrhage to be stopped. The haemostatic effect of SURGICEL™ SNoW™ Haemostat is particularly pronounced when used dry. Moistening the material with water or physiological saline solution is not recommended.</text:p>
      <text:p text:style-name="P4">STORAGE AND SHELF-LIFE</text:p>
      <text:p text:style-name="P4">SURGICEL™ SNoW™ Haemostat should be stored dry under controlled conditions (15°C–30°C) and protected from direct sunlight, in the original packaging.</text:p>
      <text:p text:style-name="P4">Do not use if individual pack is damaged/opened. Do not resterilise. The supplied SURGICEL™ SNoW™ Haemostat is available sterile as an original pack in variable sizes.</text:p>
      <text:p text:style-name="P4">The use-by date of this product is printed on the packaging. Do not use SURGICEL™ SNoW™ Haemostat after this date.</text:p>
      <text:p text:style-name="P4">ˇ</text:p>
      <text:p text:style-name="P3">Page: 12</text:p>
      <text:p text:style-name="P5">SYMBOLS USED ON LABELLING</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Single use.</text:p>
          </table:table-cell>
        </table:table-row>
        <table:table-row>
          <table:table-cell table:style-name="Table1.A2" office:value-type="string">
            <text:p text:style-name="Table_20_Contents">￼</text:p>
          </table:table-cell>
          <table:table-cell table:style-name="Table1.B2" office:value-type="string">
            <text:p text:style-name="Table_20_Contents">Do not resterilize.</text:p>
          </table:table-cell>
        </table:table-row>
        <table:table-row>
          <table:table-cell table:style-name="Table1.A2" office:value-type="string">
            <text:p text:style-name="Table_20_Contents">￼</text:p>
          </table:table-cell>
          <table:table-cell table:style-name="Table1.B2" office:value-type="string">
            <text:p text:style-name="Table_20_Contents">Use by: year and month.</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CE-mark and identification number of notified body.</text:p>
          </table:table-cell>
        </table:table-row>
        <table:table-row>
          <table:table-cell table:style-name="Table1.A2" office:value-type="string">
            <text:p text:style-name="Table_20_Contents">￼</text:p>
          </table:table-cell>
          <table:table-cell table:style-name="Table1.B2" office:value-type="string">
            <text:p text:style-name="Table_20_Contents">Catalogue Number.</text:p>
          </table:table-cell>
        </table:table-row>
        <table:table-row>
          <table:table-cell table:style-name="Table1.A2" office:value-type="string">
            <text:p text:style-name="Table_20_Contents">￼</text:p>
          </table:table-cell>
          <table:table-cell table:style-name="Table1.B2" office:value-type="string">
            <text:p text:style-name="Table_20_Contents">Batch number.</text:p>
          </table:table-cell>
        </table:table-row>
        <table:table-row>
          <table:table-cell table:style-name="Table1.A2" office:value-type="string">
            <text:p text:style-name="Table_20_Contents">￼</text:p>
          </table:table-cell>
          <table:table-cell table:style-name="Table1.B2" office:value-type="string">
            <text:p text:style-name="Table_20_Contents">Attention, see instructions for use.</text:p>
          </table:table-cell>
        </table:table-row>
        <table:table-row>
          <table:table-cell table:style-name="Table1.A2" office:value-type="string">
            <text:p text:style-name="Table_20_Contents">￼</text:p>
          </table:table-cell>
          <table:table-cell table:style-name="Table1.B2" office:value-type="string">
            <text:p text:style-name="Table_20_Contents">Store 15 °C–30 °C.</text:p>
          </table:table-cell>
        </table:table-row>
        <table:table-row>
          <table:table-cell table:style-name="Table1.A2" office:value-type="string">
            <text:p text:style-name="Table_20_Contents">￼</text:p>
          </table:table-cell>
          <table:table-cell table:style-name="Table1.B2" office:value-type="string">
            <text:p text:style-name="Table_20_Contents">Do not use if package is damaged.</text:p>
          </table:table-cell>
        </table:table-row>
        <table:table-row>
          <table:table-cell table:style-name="Table1.A2" office:value-type="string">
            <text:p text:style-name="Table_20_Contents">￼</text:p>
          </table:table-cell>
          <table:table-cell table:style-name="Table1.B2" office:value-type="string">
            <text:p text:style-name="Table_20_Contents">Manufacturer.</text:p>
          </table:table-cell>
        </table:table-row>
        <table:table-row>
          <table:table-cell table:style-name="Table1.A2" office:value-type="string">
            <text:p text:style-name="Table_20_Contents">￼</text:p>
          </table:table-cell>
          <table:table-cell table:style-name="Table1.B2" office:value-type="string">
            <text:p text:style-name="Table_20_Contents">Authorised representative in the European community.</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39:54.277958614</dc:date>
    <dc:creator>alex </dc:creator>
    <meta:editing-duration>PT30M35S</meta:editing-duration>
    <meta:editing-cycles>8</meta:editing-cycles>
    <meta:generator>LibreOffice/4.3.2.2$Linux_x86 LibreOffice_project/edfb5295ba211bd31ad47d0bad0118690f76407d</meta:generator>
    <meta:document-statistic meta:table-count="1" meta:image-count="0" meta:object-count="0" meta:page-count="5" meta:paragraph-count="114" meta:word-count="1800" meta:character-count="12272" meta:non-whitespace-character-count="10578"/>
  </office:meta>
</office:document-meta>
</file>